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Soap11BindingFactory.createFault( Wsdl1SoapOperationImpl operation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dl1Soap11BindingFactory.createInput( Wsdl1SoapOperationImpl operation , BindingOperation wsdlBindingOpera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Wsdl1Soap11BindingFactory.getStyl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1Soap11BindingFactory.createWsdl1SoapBinding( Port wsdlPor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Wsdl1Soap11BindingFactory.createOutput( Wsdl1SoapOperationImpl operation , BindingOperation wsdlBindingOper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